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af1d" officeooo:paragraph-rsid="0009af1d"/>
    </style:style>
    <style:style style:name="P2" style:family="paragraph" style:parent-style-name="Standard" style:list-style-name="L1">
      <style:text-properties officeooo:rsid="0009af1d" officeooo:paragraph-rsid="0009af1d"/>
    </style:style>
    <style:style style:name="P3" style:family="paragraph" style:parent-style-name="Standard">
      <style:text-properties fo:font-weight="bold" officeooo:rsid="0009af1d" officeooo:paragraph-rsid="0009af1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Proper Role of Government<text:span text:style-name="T1">, Jon Pratt</text:span></text:p>
      <text:p text:style-name="P3"/>
      <text:p text:style-name="P3"><text:span text:style-name="T1">References used</text:span></text:p>
      <text:p text:style-name="P1"/>
      <text:list xml:id="list7175214766624321619" text:style-name="L1">
        <text:list-item>
          <text:p text:style-name="P2">"An Essay of a Declaration of Rights", 1776</text:p>
        </text:list-item>
        <text:list-item>
          <text:p text:style-name="P2">Virginia Declaration of Rights</text:p>
        </text:list-item>
        <text:list-item>
          <text:p text:style-name="P2">Jefferson, Letter to Henry Lee, 10 Aug 1824</text:p>
        </text:list-item>
        <text:list-item>
          <text:p text:style-name="P2">"A Timeline of Events in Modern American Labor Relations", Federal Mediation and Conciliation Service, http://web.archive.org/web/20100802105125/http://www.fmcs.gov/internet/itemDetail.asp?categoryID=21&amp;itemID=15810</text:p>
        </text:list-item>
        <text:list-item>
          <text:p text:style-name="P2">Fabian Tracts and Essays, specifically #2, "A Manifesto"; #4, “Collectivists”; #5, “Facts for Socialists”; #9, “An eight hours bill”; #24, “Questions for parliamentary candidates”; #52, “State education at home and abroad”; #73, “The case for state pensions in old age”; #91, “Municipal Pawnshops”; #128, “The case for a legal minimum wage”</text:p>
        </text:list-item>
        <text:list-item>
          <text:p text:style-name="P2">http://finance.townhall.com/columnists/maritanoon/2011/09/18/a_tree_party_rebellion/page/full</text:p>
        </text:list-item>
        <text:list-item>
          <text:p text:style-name="P2">http://www.alamogordonews.com/story/news/local/new-mexico/2015/10/08/otero-county-appealing-forest-lawsuit/73610574/</text:p>
        </text:list-item>
        <text:list-item>
          <text:p text:style-name="P2">http://www.justice.gov/usao-nm/pr/otero-county-resolution-authorizing-removal-trees-lincoln-national-forest-declared</text:p>
        </text:list-item>
        <text:list-item>
          <text:p text:style-name="P2">https://blogs.chapman.edu/wilkinson/2015/10/13/americas-top-fears-2015/</text:p>
        </text:list-item>
        <text:list-item>
          <text:p text:style-name="P2">http://720mpreunion.org/history/assets/Corps%20History/mp_history.html</text:p>
        </text:list-item>
        <text:list-item>
          <text:p text:style-name="P2">26 U.S. Code § 7441, http://www.legisworks.org/GPO/STATUTE-83-Pg487.pdf</text:p>
        </text:list-item>
        <text:list-item>
          <text:p text:style-name="P2">Glassroth v. Moore, CV-01-T-1268-N, 229 F. Supp. 2d 1290</text:p>
        </text:list-item>
        <text:list-item>
          <text:p text:style-name="P2">http://www.amazon.com/So-Help-God-Commandments-Religious/dp/193507122X/ref=sr_1_1?ie=UTF8&amp;qid=1445400627&amp;sr=8-1&amp;keywords=roy+moore</text:p>
        </text:list-item>
        <text:list-item>
          <text:p text:style-name="P2">http://webstersdictionary1828.com/Dictionary/decimate</text:p>
        </text:list-item>
        <text:list-item>
          <text:p text:style-name="P2"><text:a xlink:type="simple" xlink:href="http://www.heritage.org/initiatives/first-principles/primary-sources/jefferson-s-letter-to-the-danbury-baptists">http://www.heritage.org/initiatives/first-principles/primary-sources/jefferson-s-letter-to-the-danbury-baptists</text:a></text:p>
        </text:list-item>
        <text:list-item>
          <text:p text:style-name="P2">Provo Daily Herald, 5 Mar 1987</text:p>
        </text:list-item>
      </text:list>
      <text:p text:style-name="P1"/>
      <text:p text:style-name="P1">Suggested reading</text:p>
      <text:p text:style-name="P1"/>
      <text:list xml:id="list103410042016349" text:continue-numbering="true" text:style-name="L1">
        <text:list-item>
          <text:p text:style-name="P2">"Uncle Eric" series. Richard Maybury, <text:a xlink:type="simple" xlink:href="http://www.bluestockingpress.com/uncle-eric-books.htm">http://www.bluestockingpress.com/uncle-eric-books.htm</text:a></text:p>
        </text:list-item>
        <text:list-item>
          <text:p text:style-name="P2">"The President Makers" (Fotheringham)</text:p>
        </text:list-item>
        <text:list-item>
          <text:p text:style-name="P2">“Republic of Republics”, by Bernard Janin Sage</text:p>
        </text:list-item>
        <text:list-item>
          <text:p text:style-name="P2">“America's Caesar”, by Greg Loren Durand</text:p>
        </text:list-item>
        <text:list-item>
          <text:p text:style-name="P2">“The Federalist Papers” and “The Anti-Federalist Papers”</text:p>
        </text:list-item>
        <text:list-item>
          <text:p text:style-name="P2">“Jefferson Bible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0:28:21.599166880</meta:creation-date>
    <meta:print-date>2015-10-23T10:33:57.881425382</meta:print-date>
    <dc:date>2015-10-23T10:34:08.743468107</dc:date>
    <meta:editing-duration>P0D</meta:editing-duration>
    <meta:editing-cycles>1</meta:editing-cycles>
    <meta:document-statistic meta:table-count="0" meta:image-count="0" meta:object-count="0" meta:page-count="1" meta:paragraph-count="25" meta:word-count="180" meta:character-count="1969" meta:non-whitespace-character-count="1836"/>
    <meta:generator>LibreOffice/4.2.8.2$Linux_X86_64 LibreOffice_project/420m0$Build-2</meta:generator>
  </office:meta>
</office:document-meta>
</file>